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fill-color="#729fcf" loext:fill-use-slide-background="false" draw:opacity="100%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width="0.035cm" svg:stroke-color="#bf0041" draw:marker-start-width="0.252cm" draw:marker-end-width="0.252cm" draw:fill="none" loext:fill-use-slide-background="false" draw:textarea-horizontal-align="justify" draw:textarea-vertical-align="middle" draw:auto-grow-height="false" fo:min-height="0.104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bf0041" draw:marker-start-width="0.252cm" draw:marker-end-width="0.252cm" draw:fill="none" loext:fill-use-slide-background="false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111111" draw:marker-start-width="0.321cm" draw:marker-end-width="0.321cm" draw:fill="solid" draw:fill-color="#05670b" draw:opacity="60%" draw:textarea-horizontal-align="justify" draw:textarea-vertical-align="middle" draw:auto-grow-height="false" fo:min-height="6.67cm" fo:min-width="13.17cm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00a933" draw:textarea-horizontal-align="justify" draw:textarea-vertical-align="middle" draw:auto-grow-height="false" fo:min-height="0.5cm" fo:min-width="1cm"/>
    </style:style>
    <style:style style:name="P1" style:family="paragraph">
      <loext:graphic-properties draw:fill="none" draw:fill-color="#729fc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5670b" draw:opacity="60%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16.999cm" svg:height="9.999cm" svg:x="6cm" svg:y="5cm" svg:viewBox="0 0 17000 10000" svg:d="M0 1000c333-333 667-667 1000-1000 5000 0 10000 0 15000 0 333 333 667 667 1000 1000 0 2667 0 5333 0 8000-333 333-667 667-1000 1000-5000 0-10000 0-15000 0-333-333-667-667-1000-1000 0-2667 0-5333 0-8000z">
          <text:p/>
        </draw:path>
        <draw:custom-shape draw:style-name="gr2" draw:text-style-name="P2" draw:layer="layout" svg:width="0.5cm" svg:height="0.5cm" svg:x="21.75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1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3.75cm" svg:height="7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cm" svg:height="0.75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cm" svg:height="0.75cm" svg:x="15.5cm" svg:y="5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4T12:30:24.491000000</meta:creation-date>
    <dc:date>2023-08-24T15:22:13.061000000</dc:date>
    <meta:editing-duration>PT2H51M48S</meta:editing-duration>
    <meta:editing-cycles>2</meta:editing-cycles>
    <meta:generator>LibreOffice/7.5.3.2$Windows_X86_64 LibreOffice_project/9f56dff12ba03b9acd7730a5a481eea045e468f3</meta:generator>
    <meta:document-statistic meta:object-count="8"/>
  </office:meta>
</office:document-meta>
</file>